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B00004E83000014666867ED4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charset="x-symbol"/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66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66" fo:font-weight="bold" style:font-weight-asian="bold" style:font-weight-complex="bold"/>
    </style:style>
    <style:style style:name="P3" style:family="paragraph" style:parent-style-name="List_20_Paragraph">
      <style:text-properties fo:color="#00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List_20_Paragraph">
      <style:text-properties fo:color="#3399ff" fo:font-weight="bold" style:font-weight-asian="bold" style:font-weight-complex="bold"/>
    </style:style>
    <style:style style:name="P5" style:family="paragraph" style:parent-style-name="List_20_Paragraph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66cc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 style:list-style-name="WWNum1"/>
    <style:style style:name="P8" style:family="paragraph" style:parent-style-name="Text_20_body">
      <style:paragraph-properties fo:margin-top="0cm" fo:margin-bottom="0cm"/>
    </style:style>
    <style:style style:name="P9" style:family="paragraph" style:parent-style-name="Text_20_body">
      <style:paragraph-properties fo:margin-left="1.376cm" fo:margin-right="0cm" fo:margin-top="0.176cm" fo:margin-bottom="0cm" fo:text-indent="0cm" style:auto-text-indent="false"/>
    </style:style>
    <style:style style:name="P10" style:family="paragraph" style:parent-style-name="Text_20_body">
      <style:paragraph-properties fo:margin-left="1.27cm" fo:margin-right="0cm" fo:margin-top="0.176cm" fo:margin-bottom="0cm" fo:text-indent="0cm" style:auto-text-indent="false"/>
    </style:style>
    <style:style style:name="P11" style:family="paragraph" style:parent-style-name="List_20_Paragraph" style:list-style-name="WWNum1"/>
    <style:style style:name="P12" style:family="paragraph" style:parent-style-name="List_20_Paragraph" style:list-style-name="WWNum1">
      <style:text-properties fo:color="#00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List_20_Paragraph" style:list-style-name="WWNum1">
      <style:text-properties style:text-underline-style="solid" style:text-underline-width="auto" style:text-underline-color="font-color"/>
    </style:style>
    <style:style style:name="P14" style:family="paragraph" style:parent-style-name="List_20_Paragraph" style:list-style-name="WWNum1">
      <style:paragraph-properties>
        <style:tab-stops>
          <style:tab-stop style:position="2.17cm"/>
        </style:tab-stops>
      </style:paragraph-properties>
    </style:style>
    <style:style style:name="P15" style:family="paragraph" style:parent-style-name="List_20_Paragraph" style:list-style-name="WWNum1" style:master-page-name="">
      <style:paragraph-properties fo:margin-left="3.836cm" fo:margin-right="0cm" fo:margin-top="0cm" fo:margin-bottom="0cm" fo:text-indent="-0.661cm" style:auto-text-indent="false" style:page-number="auto"/>
    </style:style>
    <style:style style:name="P16" style:family="paragraph" style:parent-style-name="List_20_Paragraph">
      <style:paragraph-properties fo:margin-left="3.836cm" fo:margin-right="0cm" fo:margin-top="0cm" fo:margin-bottom="0cm" fo:text-indent="-0.661cm" style:auto-text-indent="false"/>
    </style:style>
    <style:style style:name="P17" style:family="paragraph" style:parent-style-name="List_20_Paragraph" style:list-style-name="WWNum1" style:master-page-name="">
      <style:paragraph-properties fo:margin-left="3.784cm" fo:margin-right="0cm" fo:margin-top="0cm" fo:margin-bottom="0cm" fo:text-indent="-0.582cm" style:auto-text-indent="false" style:page-number="auto"/>
    </style:style>
    <style:style style:name="P18" style:family="paragraph" style:parent-style-name="List_20_Paragraph" style:list-style-name="WWNum1">
      <style:paragraph-properties fo:margin-left="3.784cm" fo:margin-right="0cm" fo:margin-top="0cm" fo:margin-bottom="0cm" fo:text-indent="-0.582cm" style:auto-text-indent="false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fo:color="#0066cc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0066cc"/>
    </style:style>
    <style:style style:name="T4" style:family="text">
      <style:text-properties fo:color="#006699" fo:font-weight="bold" style:font-weight-asian="bold" style:font-weight-complex="bold"/>
    </style:style>
    <style:style style:name="T5" style:family="text">
      <style:text-properties fo:color="#000080" style:text-underline-style="none" fo:font-weight="normal" style:font-weight-asian="normal" style:font-weight-complex="normal"/>
    </style:style>
    <style:style style:name="T6" style:family="text">
      <style:text-properties fo:color="#000080" fo:font-weight="bold" style:font-weight-asian="bold" style:font-weight-complex="bold"/>
    </style:style>
    <style:style style:name="T7" style:family="text">
      <style:text-properties fo:color="#000000" style:text-underline-style="none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dcff" fo:font-weight="bold" style:font-weight-asian="bold" style:font-weight-complex="bold"/>
    </style:style>
    <style:style style:name="T10" style:family="text">
      <style:text-properties fo:color="#008080" fo:font-weight="bold" style:font-weight-asian="bold" style:font-weight-complex="bold"/>
    </style:style>
    <style:style style:name="T11" style:family="text">
      <style:text-properties fo:color="#33a3a3"/>
    </style:style>
    <style:style style:name="T12" style:family="text">
      <style:text-properties fo:color="#33a3a3" fo:font-weight="bold" style:font-weight-asian="bold" style:font-weight-complex="bold"/>
    </style:style>
    <style:style style:name="T13" style:family="text">
      <style:text-properties fo:color="#006b6b" fo:font-weight="bold" style:font-weight-asian="bold" style:font-weight-complex="bold"/>
    </style:style>
    <style:style style:name="T14" style:family="text">
      <style:text-properties fo:color="#198a8a" fo:font-weight="bold" style:font-weight-asian="bold" style:font-weight-complex="bold"/>
    </style:style>
    <style:style style:name="T15" style:family="text">
      <style:text-properties fo:color="#0084d1" fo:font-weight="bold" style:font-weight-asian="bold" style:font-weight-complex="bold"/>
    </style:style>
    <style:style style:name="T16" style:family="text">
      <style:text-properties fo:font-variant="normal" fo:text-transform="none" style:font-name="Wingdings"/>
    </style:style>
    <style:style style:name="T17" style:family="text">
      <style:text-properties style:font-name="Wingding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65cm" fo:text-indent="-0.635cm" fo:margin-left="8.8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cm" fo:text-indent="-0.635cm" fo:margin-left="9.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lachère Adrien</text:p>
      <text:p text:style-name="P2">Garrido Kevin</text:p>
      <text:p text:style-name="Standard"/>
      <text:p text:style-name="Standard"/>
      <text:p text:style-name="P1">Projet Java Février 2014</text:p>
      <text:p text:style-name="Standard"/>
      <text:p text:style-name="Standard"/>
      <text:p text:style-name="Standard"/>
      <text:list xml:id="list5806196072520871290" text:style-name="WWNum1">
        <text:list-header>
          <text:p text:style-name="P12">1) Descriptif des packages:</text:p>
          <text:p text:style-name="P11"/>
        </text:list-header>
      </text:list>
      <text:p text:style-name="P4"/>
      <text:p text:style-name="P19"><text:span text:style-name="T2"><text:tab/></text:span><text:span text:style-name="T5">-</text:span>org.jacademie.domain:</text:p>
      <text:p text:style-name="List_20_Paragraph"><text:tab/>Ce package contient les classes Artistes, Album et Chanson.</text:p>
      <text:p text:style-name="P6"><text:span text:style-name="T1"><text:tab/></text:span><text:span text:style-name="T7">-</text:span>org.jacademie.service:</text:p>
      <text:p text:style-name="Standard"><text:tab/><text:tab/>Ce package permet creer, supprimer, trouver ou modifier un objet dans la base de <text:tab/><text:tab/>donnée.<text:tab/></text:p>
      <text:p text:style-name="P6"><text:span text:style-name="T1"><text:tab/></text:span><text:span text:style-name="T7">-</text:span>org.jacademie.controller:</text:p>
      <text:p text:style-name="List_20_Paragraph"><text:tab/>Ce package contient les classes controller des classes Artistes, Album et <text:tab/><text:tab/><text:tab/>Chanson. Elle permet d'envoyer des requetes aux différentes classes domain <text:tab/><text:tab/>pour glassfish.</text:p>
      <text:p text:style-name="List_20_Paragraph"/>
      <text:p text:style-name="P4">Src/main/webapp/WEB-INF/pages</text:p>
      <text:p text:style-name="List_20_Paragraph"><text:tab/>Contiens les différentes pages jsp pour glassfish.</text:p>
      <text:p text:style-name="List_20_Paragraph"/>
      <text:p text:style-name="List_20_Paragraph"/>
      <text:list xml:id="list31591340" text:continue-numbering="true" text:style-name="WWNum1">
        <text:list-header>
          <text:p text:style-name="P12">2) Frameworks choisis:</text:p>
          <text:p text:style-name="P13"/>
          <text:p text:style-name="P7">On a choisi les frameworks suivants:</text:p>
          <text:list>
            <text:list-item>
              <text:list>
                <text:list-item>
                  <text:p text:style-name="P14"><text:span text:style-name="T10">Spring</text:span><text:span text:style-name="T4">:</text:span> </text:p>
                </text:list-item>
                <text:list-item>
                  <text:p text:style-name="P11"><text:span text:style-name="T10">log4j</text:span><text:span text:style-name="T4">:</text:span> Pour pouvoir mettre des loggers et afficher sur la console</text:p>
                </text:list-item>
                <text:list-item>
                  <text:p text:style-name="P11"><text:span text:style-name="T10">hsqldb</text:span><text:span text:style-name="T4">:</text:span> Permet de gerer la base de données relationnelle </text:p>
                </text:list-item>
                <text:list-item>
                  <text:p text:style-name="P11"><text:span text:style-name="T10">Hibernate</text:span> : Pour la persistance des données</text:p>
                </text:list-item>
              </text:list>
            </text:list-item>
          </text:list>
          <text:p text:style-name="P11"/>
        </text:list-header>
      </text:list>
      <text:p text:style-name="List_20_Paragraph"/>
      <text:list xml:id="list31593135" text:continue-numbering="true" text:style-name="WWNum1">
        <text:list-header>
          <text:p text:style-name="P12">3) Modèle objet </text:p>
        </text:list-header>
      </text:list>
      <text:p text:style-name="P3"/>
      <text:p text:style-name="P5">Les différents modèles sont les suivants:</text:p>
      <text:list xml:id="list31581771" text:continue-numbering="true" text:style-name="WWNum1">
        <text:list-item>
          <text:p text:style-name="P15">Entités</text:p>
        </text:list-item>
      </text:list>
      <text:p text:style-name="P16"><draw:frame draw:style-name="fr1" draw:name="images1" text:anchor-type="paragraph" svg:x="1.579cm" svg:y="0.483cm" svg:width="13.797cm" svg:height="3.584cm" draw:z-index="0"><draw:image xlink:href="Pictures/2000000B00004E83000014666867ED47.svm" xlink:type="simple" xlink:show="embed" xlink:actuate="onLoad"/></draw:frame></text:p>
      <text:p text:style-name="P16"/>
      <text:p text:style-name="P16"/>
      <text:p text:style-name="P16"/>
      <text:p text:style-name="P16"/>
      <text:list xml:id="list31582397" text:continue-numbering="true" text:style-name="WWNum1">
        <text:list-item>
          <text:list>
            <text:list-item>
              <text:p text:style-name="P17"><text:soft-page-break/>des services</text:p>
            </text:list-item>
            <text:list-item>
              <text:p text:style-name="P17">des controleurs</text:p>
              <text:p text:style-name="P18"/>
            </text:list-item>
          </text:list>
        </text:list-item>
      </text:list>
      <text:p text:style-name="List_20_Paragraph"/>
      <text:p text:style-name="List_20_Paragraph"/>
      <text:list xml:id="list31589389" text:continue-numbering="true" text:style-name="WWNum1">
        <text:list-header>
          <text:p text:style-name="P12">4) Modèle physique de données (tables et colonnes)</text:p>
        </text:list-header>
      </text:list>
      <text:p text:style-name="List_20_Paragraph"/>
      <text:p text:style-name="P8">La base contient trois tables : ARTISTE, ALBUM et CHANSON</text:p>
      <text:p text:style-name="P8">La table ARTISTE contient deux colonnes :</text:p>
      <text:p text:style-name="P9"><text:span text:style-name="T17">Ø</text:span><text:span text:style-name="T16">  </text:span>CODE_ARTISTE : un entier et une clé primaire de la table, </text:p>
      <text:p text:style-name="P9"><text:span text:style-name="T17">Ø</text:span><text:span text:style-name="T16">  </text:span>NOM : chaîne de caractères.</text:p>
      <text:p text:style-name="P8"> </text:p>
      <text:p text:style-name="P8"> </text:p>
      <text:p text:style-name="P8">La table ALBUM contient trois colonnes</text:p>
      <text:p text:style-name="P9"><text:span text:style-name="T17">Ø</text:span><text:span text:style-name="T16">  </text:span>CODE_ALBUM : clé primaire de la table,</text:p>
      <text:p text:style-name="P9"><text:span text:style-name="T17">Ø</text:span><text:span text:style-name="T16">  </text:span>NOM : chaîne de caractères,</text:p>
      <text:p text:style-name="P9"><text:span text:style-name="T17">Ø</text:span><text:span text:style-name="T16">  </text:span>ARTISTE_ID : relié à CODE_ARTISTE de la table ARTISTE</text:p>
      <text:p text:style-name="P8">La table CHANSON contient cinq colonnes :</text:p>
      <text:p text:style-name="P10"><text:span text:style-name="T17">Ø</text:span><text:span text:style-name="T16">  </text:span>ID : identifiant unique des chansons,</text:p>
      <text:p text:style-name="P10"><text:span text:style-name="T17">Ø</text:span><text:span text:style-name="T16">  </text:span>NUMERO_CHANSON : entier, </text:p>
      <text:p text:style-name="P10"><text:span text:style-name="T17">Ø</text:span><text:span text:style-name="T16">  </text:span>TITRE : Chaine de caractères,</text:p>
      <text:p text:style-name="P10"><text:span text:style-name="T17">Ø</text:span><text:span text:style-name="T16">  </text:span>DUREE : Entier,</text:p>
      <text:p text:style-name="P10"><text:span text:style-name="T17">Ø</text:span><text:span text:style-name="T16">  </text:span>ALBUM_ID : relié à CODE_ALBUM de la table ALBUM.</text:p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charset="x-symbol"/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1M14S</meta:editing-duration>
    <meta:editing-cycles>18</meta:editing-cycles>
    <meta:generator>OpenOffice/4.0.1$Win32 OpenOffice.org_project/401m5$Build-9714</meta:generator>
    <dc:date>2014-02-28T11:42:33.45</dc:date>
    <dc:creator>kevin </dc:creator>
    <meta:document-statistic meta:table-count="0" meta:image-count="1" meta:object-count="0" meta:page-count="2" meta:paragraph-count="40" meta:word-count="244" meta:character-count="1506"/>
    <meta:user-defined meta:name="Info 1"/>
    <meta:user-defined meta:name="Info 2"/>
    <meta:user-defined meta:name="Info 3"/>
    <meta:user-defined meta:name="Info 4"/>
  </office:meta>
</office:document-meta>
</file>